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025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actice: Redirection</text:p>
      <text:p text:style-name="Standard">1. Store error from a command to file.</text:p>
      <text:p text:style-name="Standard"/>
      <text:p text:style-name="Standard">command-name 2&gt; errors.txt</text:p>
      <text:p text:style-name="Standard">command-name 2&gt; stderr.txt</text:p>
      <text:p text:style-name="Standard"/>
      <text:p text:style-name="Standard"/>
      <text:p text:style-name="Standard">2. Store output from a command to file.</text:p>
      <text:p text:style-name="Standard"/>
      <text:p text:style-name="Standard">command-name &gt; output.txt</text:p>
      <text:p text:style-name="Standard">command-name &gt; stdout.txt</text:p>
      <text:p text:style-name="Standard"/>
      <text:p text:style-name="Standard">3. Create a log file and append the errors to that file.</text:p>
      <text:p text:style-name="Standard"/>
      <text:p text:style-name="Standard">command-name 2&gt;&gt; output.txt</text:p>
      <text:p text:style-name="Standard"/>
      <text:p text:style-name="Standard">4. Feed inline input to a command</text:p>
      <text:p text:style-name="Standard">(a)<text:tab/><text:tab/><text:tab/><text:tab/><text:tab/>(b)</text:p>
      <text:p text:style-name="Standard">var=10<text:tab/><text:tab/><text:tab/>----|---<text:tab/>cat &lt;myfirstscript&gt;</text:p>
      <text:p text:style-name="Standard">echo $var<text:tab/><text:tab/>----|---</text:p>
      <text:p text:style-name="Standard"/>
      <text:p text:style-name="Standard">5. Feed output of one command as input to another.</text:p>
      <text:p text:style-name="Standard"/>
      <text:p text:style-name="Standard"><text:s/>command1 | command2</text:p>
      <text:p text:style-name="Standard"><text:s/></text:p>
      <text:p text:style-name="Standard">6. Run a command that gives one output and one error.</text:p>
      <text:p text:style-name="Standard"/>
      <text:p text:style-name="Standard">command &gt;output.txt 2&gt;filename.txt</text:p>
      <text:p text:style-name="Standard"/>
      <text:p text:style-name="Standard">7. Store output to a file and redirect error to display in the above command.</text:p>
      <text:p text:style-name="Standard"/>
      <text:p text:style-name="Standard">command-name &gt; output.txt</text:p>
      <text:p text:style-name="Standard">command-name 2&gt; command2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4:47:21.610307873</meta:creation-date>
    <dc:date>2020-10-03T14:48:25.521881846</dc:date>
    <meta:editing-duration>PT1M4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21" meta:word-count="111" meta:character-count="667" meta:non-whitespace-character-count="569"/>
  </office:meta>
</office:document-meta>
</file>